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automatic-styles>
    <style:style style:name="P1" style:family="paragraph" style:parent-style-name="First_20_line_20_indent">
      <style:text-properties officeooo:paragraph-rsid="001d64a0"/>
    </style:style>
    <style:style style:name="P2" style:family="paragraph" style:parent-style-name="Heading">
      <style:paragraph-properties fo:break-before="page"/>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text:bookmark-start text:name="__RefHeading___Toc4547_1072782762"/>Hollywood projected Cuba<text:line-break/>as ‘police state’ for gays           <text:bookmark-end text:name="__RefHeading___Toc4547_1072782762"/></text:h>
      <text:p text:style-name="First_20_line_20_indent">Hollywood intensificou as acusações(insinuações?) de que Cuba era uma "colônia penal” para homens homossexuais com o lançamento do filme “Before Night Falls” ("Antes do Anoitecer" no Brasil) em agosto de 2000.</text:p>
      <text:p text:style-name="First_20_line_20_indent">O filme foi baseado em um diário do falecido escritor homossexual anticomunista cubano Reinaldo Arenas, que emigrou para os Estados Unidos em 1980.  Uma década depois, Arenas cometeu suicídio em um apartamento em ruínas em Hell's Kitchen, em Manhattan, a capital do capital. Sem recursos financeiros e morrendo em decorrência da AIDS, ele não tinha plano de saúde e não podia arcar com os altos custos do tratamento médico - direitos gozados por todos os cubanos durante a revolução em sua terra natal.</text:p>
      <text:p text:style-name="First_20_line_20_indent">Desde os primeiros dias da revolução de 1959, a CIA vinha se esforçando para encontrar queixas sobre a revolução - reais, fabricadas ou exageradas.</text:p>
      <text:p text:style-name="First_20_line_20_indent">“Antes do Anoitecer” foi o ápice dessa campanha de propaganda, em virtude de ter o maior capital investido em sua produção, seu elenco e rede de distribuição; a publicidade gerada para seu lançamento; e os reconhecimentos e prêmios que lhe deram o caráter de "verdade". Trechos intercalados de imagens de arquivo reais dos primeiros dias da revolução e trechos de noticiários dos discursos de Fidel Castro visam dar ao filme a aparência de autenticidade histórica.</text:p>
      <text:p text:style-name="P1">No início do filme, as câmeras percorrem o que na verdade é a zona rural do México, como pano de fundo para a infância de Arenas em Cuba. A realidade da escravidão nas plantações agrícolas não é vista em lugar algum (no México?). Em vez disso, a narração relata que a infância do autor foi " maravilhosa", acrescentando que "foi absoluta pobreza, mas também absoluta liberdade … .”</text:p>
      <text:p text:style-name="P1">Projetado nas telas de cinema, "Antes do Anoitecer" tornou-se uma continuação da era imperialista de "E o Vento Levou".”</text:p>
      <text:p text:style-name="First_20_line_20_indent">Em ambos os filmes de propaganda reacionária, épocas passadas de escravidão supremacista branca de plantações (estranho) - que acorrentavam povos africanos e indígenas - são nostalgicamente revividas, "revisadas" (ressignificadas?) e romantizadas. Em ambos os filmes, os exércitos que quebram as algemas da escravidão para obter lucro (é isso mesmo???)são considerados os vilões.</text:p>
      <text:h text:style-name="Heading_20_2" text:outline-level="2">Pré-revolução: exploração, não liberdade (estranho)</text:h>
      <text:p text:style-name="First_20_line_20_indent">Os espectadores de "Antes do Anoitecer" ficam com a impressão geral de que o regime de Batista, apoiado pelos EUA, na verdade oferecia mais "liberdade".</text:p>
      <text:p text:style-name="First_20_line_20_indent">Em uma crítica cinematográfica de outubro de 2001 sobre "Antes do Anoitecer", intitulada "Gays em Cuba, da Escola de Falsificação Hollywood", Leonardo Hechavarría e Marcel Hatch discutiram essa ficção.</text:p>
      <text:p text:style-name="First_20_line_20_indent">A biografia de Hechavarría o descreve como cidadão cubano, tradutor e intérprete, e afirma que "ele é um defensor entusiasta da Revolução e trabalha para aumentar a aceitação de lésbicas e gays em sua terra natal". Marcel Hatch é identificado como tipógrafo, "um veterano ativista dos direitos dos homossexuais e defensor de Cuba".”</text:p>
      <text:p text:style-name="First_20_line_20_indent">Hechavarría e Hatch escreveram: "Antes da Revolução de 1959, a vida de lésbicas e gays era de extremo isolamento e repressão, imposta pela lei civil, reforçada pelo dogma católico. As atitudes do patriarcado tornaram as lésbicas invisíveis. Se descobertas, muitas vezes sofriam abusos sexuais, eram humilhadas pela comunidade e perdiam seus empregos.</text:p>
      <text:p text:style-name="First_20_line_20_indent">“O submundo gay masculino de Havana - cerca de 200 mil - era um purgatório de prostituição para turistas americanos, servidão doméstica e ameaças constantes de violência e chantagem. The closet was the operative image. A sobrevivência muitas vezes significava envolver-se em um casamento heterossexual de fachada ou ser banido para a favela gay.”</text:p>
      <text:p text:style-name="First_20_line_20_indent">Para mais análises de "Antes do Anoitecer", consulte também "The Sexual Politics of Reinaldo Arenas: Fact, Fiction and the Real Record of the Cuban Revolution" (em inglês), de Jon Hillson, em www.blythe.org.</text:p>
      <text:p text:style-name="First_20_line_20_indent">Arguelles and Rich noted about life for the homosexual/transgender urban work force in pre-revolutionary Cuba, “If legal sanctions and official harassment were rare, this tolerance was due less to social acceptance than to overriding considerations of profit and the economic interests of the underworld that dominated the Cuban political apparatus.”</text:p>
      <text:p text:style-name="First_20_line_20_indent">But the misery of urban sexual enslavement in brothels, casinos, domestic work and drug networking is nowhere to be seen in “Before Night Falls.” Neither is the apparatus of the Batista dictatorship’s police, secret agents and army.</text:p>
      <text:h text:style-name="Heading_20_2" text:outline-level="2">Workers’ state, not bosses’ state</text:h>
      <text:p text:style-name="First_20_line_20_indent">“Before Night Falls” is the blockbuster of the propagandistic charges that the Cuban Revolution ushered in a “police state,” similar to fascist Nazi Germany and the bloody 1973 counter-revolution in Chile.</text:p>
      <text:p text:style-name="First_20_line_20_indent">These vilifications purposely confused the difference between a workers’ state and a bosses’ state. Understanding the class character of the Cuban workers’ state is very important for those who seek their own liberation today.</text:p>
      <text:p text:style-name="First_20_line_20_indent">Cuba was a newly developing workers’ state — which had to literally battle overt and covert military onslaught and economic strangulation by U.S. imperialism. At the same time the revolution had to fight the legacy of racist, sexist and anti-homosexual/transgender indoctrination by patriarchal colonialism, capitalism and imperialism.</text:p>
      <text:p text:style-name="First_20_line_20_indent">In contrast, the state machineries of the exploiting classes — and the church hierarchies that serve them — have always relied on repressive terror, and deepening and strengthening homophobia and transphobia, in order to conquer and rule.</text:p>
      <text:p text:style-name="First_20_line_20_indent">For example, the Spanish colonial state in Cuba enslaved the Indigenous population on the island, castrated those it considered “sodomites,” and forced them to eat their own testicles coated with dirt. (Iznada)</text:p>
      <text:p text:style-name="First_20_line_20_indent">In order to save German capitalism, a wing of industrialists and bankers bankrolled the fascists who forced tens of thousands of gays and lesbians to wear the pink triangle in slave labor and extermination camps.</text:p>
      <text:p text:style-name="P1">Víctor Hugo Robles wrote of Chile — where the mass of workers and peasants were not armed against the 1973 CIA-backed counter-revolution — that, “Perhaps the most forgotten are the many transvestites who were executed during the days immediately following the coup.” (“The Homosexual Liberation Movement in Chile”) </text:p>
      <text:p text:style-name="P1">In the imperialist United States, homosexuality and sex/gender variance were so viciously criminalized and punished by state repression that a mass political movement arose to resist it. Despite widespread struggle, same-sex love remained illegal in the United States until 2003. Currently, in 2007, at least 65 percent of transwomen and 29 percent of transmen are estimated to have been imprisoned at some point in their life in the United States. (Critical Resistance)</text:p>
      <text:p text:style-name="First_20_line_20_indent">And today it is U.S. imperialism that has set up concentration camps — from Abu Ghraib to Guantánamo — where anti-gay and anti-trans rape and humiliation are incorporated into the science of torture.</text:p>
      <text:h text:style-name="Heading_20_2" text:outline-level="2">The state of former slaves</text:h>
      <text:p text:style-name="First_20_line_20_indent">The Cuban workers’ state, like the armies of Bolívar and Toussaint L’Ouverture, is an armed liberation struggle of the oppressed against the Goliath force of the oppressor state.</text:p>
      <text:p text:style-name="First_20_line_20_indent">An estimated 20,000 Cubans died in two years of battling the U.S.-backed Batista dictatorship — up against bombs, aircraft and artillery. The revolution disarmed the Batista regime’s army and secret police networks.</text:p>
      <text:p text:style-name="First_20_line_20_indent">However, simply dismantling the bosses’ apparatus of dictatorship did not create a new mechanism to defend the island from counter-revolution and invasion. Imperialism soon cinched an economic noose around the island, its Pentagon a constant threat.</text:p>
      <text:p text:style-name="First_20_line_20_indent">A new state had to be built, from the ground up. It took a mass mobilization of the population to defend the gains of the revolution. The National Revolutionary Militia and the Committees for the Defense of the Revolution organized the entire population into a network against CIA-organized subterfuge and sabotage.</text:p>
      <text:p text:style-name="First_20_line_20_indent">This block-by-block watchfulness, combined with old, deep prejudice against same-sex liaisons, made life uncomfortable for some Cuban male homosexuals. While they had experienced extreme isolation and alienation in the sexual exploitation industry, they had also found refuge in urban anonymity and privately-owned casinos, bars and other meeting places.</text:p>
      <text:p text:style-name="First_20_line_20_indent">However, unlike its portrayal in “Before Night Falls,” the Cuban workers’ state was not a repressive apparatus. Rather, it had the task of defending 11 million Cubans from re-enslavement by U.S. finance capital. The Cuban Revolution could not have survived a day, let alone a half century, without organizing and mobilizing the population to defend its independence from imperialism.</text:p>
      <text:p text:style-name="First_20_line_20_indent">The Committees for the Defense of the Revolution and the Cuban popular militias — which armed millions of women as well as men — are the protective might of a formerly enslaved population against enraged former plantation owners, bankers, industrialists and syndicate bosses.</text:p>
      <text:p text:style-name="First_20_line_20_indent">Arming the Cuban population of workers — rural and urban — made it possible to defeat the invasion at Playa Girón (the Bay of Pigs). At the same time, this defense allowed the revolution to boot out the U.S. sugar plantation owners and give the land back to those who tilled it. It allowed the revolution to oust U.S. industrialists and bankers, and crime syndicate bosses who ran the lucrative brothel, gambling and drug networks. The revolution began deconstructing the white supremacist and patriarchal systems that hadn’t allowed Cubans of African descent to set foot on the beaches, and had kept women in servitude.</text:p>
      <text:p text:style-name="First_20_line_20_indent">This was a workers’ state.</text:p>
      <text:h text:style-name="Heading_20_2" text:outline-level="2">‘Dispute this fable with facts’</text:h>
      <text:p text:style-name="First_20_line_20_indent">Calling for an end to Hollywood’s blockade of Cuba, Hechavarría and Hatch stressed about “Before Night Falls”: “[I]n a queer cinemagraphic twist, it erases the achievements of Cuban toilers, women, people of color, and indeed gays, who’ve made stupendous advances since 1959.</text:p>
      <text:p text:style-name="First_20_line_20_indent">“The end of hunger, homelessness, illiteracy, high infant mortality, and foreign domination of the island are of course undeniable — all fruits of the Revolution.”</text:p>
      <text:p text:style-name="P1">After the revolution, “advances for women in general were naturally extended to lesbians, and many became among the most ardent defenders of the revolution. On the other hand, a significant minority of gay men left Cuba. Some joined the counter-revolutionary expatriates in Miami or were blackmailed into doing so. Ironically, the U.S., which was busy flushing out and jailing its homosexuals during the McCarthy period, welcomed Cuban gays as part of its overall campaign to destabilize the island.” (Hatch) </text:p>
      <text:p text:style-name="P1">Hechavarría and Hatch added: “It was Clinton/Bush [Sr.]-inspired destiny that a hot button pushing, gay-themed anti-Cuba melodrama would be released. The persistent myth, promulgated chiefly by right-wing Cuban-Americans (most of whom are hyper-homophobes), that homosexuality is illegal in Cuba, that gays and lesbians are banned from the Communist Party, and that they are savaged and tossed in the slammer, is pure bunk.”</text:p>
      <text:p text:style-name="First_20_line_20_indent">Hechavarría and Hatch stated categorically: “We know of no Cuban, for or against their government, who finds the movie credible. Nor do smart gay activists. “This political falsity,” they concluded, “has widespread currency among liberal skeptics and within the queer community [in the U.S.] It is to this audience the film was targeted. It is necessary for friends of Cuba to dispute this fable with facts.”</text:p>
      <text:p text:style-name="First_20_line_20_indent"/>
      <text:p text:style-name="P2">HOMOSEXUALITY AND CUBA</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EB Garamond" svg:font-family="'EB Garamond'"/>
    <style:font-face style:name="FreeSans" svg:font-family="FreeSans" style:font-family-generic="swiss"/>
    <style:font-face style:name="FreeSans1" svg:font-family="FreeSans" style:font-family-generic="system" style:font-pitch="variable"/>
    <style:font-face style:name="Noto Serif CJK SC" svg:font-family="'Noto Serif CJK SC'" style:font-family-generic="system" style:font-pitch="variable"/>
    <style:font-face style:name="Times New Roman" svg:font-family="'Times New Roman'" style:font-adornments="Regular" style:font-family-generic="roman"/>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loext:opacity="0%" loext:color-lum-mod="100%" loext:color-lum-off="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EB Garamond" fo:font-size="13pt" fo:language="pt" fo:country="BR" style:letter-kerning="true" style:font-name-asian="Noto Serif CJK SC"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left="0cm" fo:margin-right="0cm" fo:margin-top="0cm" fo:margin-bottom="0.25cm" style:contextual-spacing="false" fo:line-height="150%" fo:text-align="justify" style:justify-single-word="false" fo:text-indent="0cm" style:auto-text-indent="false" style:snap-to-layout-grid="false"/>
      <style:text-properties style:font-name="Times New Roman" fo:font-family="'Times New Roman'" style:font-style-name="Regular" style:font-family-generic="roman" fo:font-size="12pt"/>
    </style:style>
    <style:style style:name="Heading" style:family="paragraph" style:parent-style-name="Standard" style:next-style-name="Text_20_body" style:class="text">
      <style:paragraph-properties fo:margin-top="0cm" fo:margin-bottom="0.21cm" style:contextual-spacing="false" fo:line-height="100%" fo:text-align="center" style:justify-single-word="false" fo:keep-with-next="always"/>
      <style:text-properties fo:font-size="14pt" fo:font-weight="bold"/>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paragraph-properties fo:margin-top="0cm" fo:margin-bottom="0cm" style:contextual-spacing="false"/>
      <style:text-properties style:font-name="EB Garamond" fo:font-family="'EB Garamond'" fo:font-size="12pt" style:font-size-asian="12pt" style:font-name-complex="FreeSans" style:font-family-complex="FreeSans" style:font-family-generic-complex="swiss"/>
    </style:style>
    <style:style style:name="Caption" style:family="paragraph" style:parent-style-name="Standard" style:class="extra" style:master-page-name="">
      <style:paragraph-properties fo:margin-left="2cm" fo:margin-right="2cm" fo:margin-top="0cm" fo:margin-bottom="0.25cm" style:contextual-spacing="false" fo:line-height="100%" fo:text-indent="0cm" style:auto-text-indent="false" style:page-number="auto" text:number-lines="false" text:line-number="0" style:snap-to-layout-grid="false"/>
      <style:text-properties fo:font-style="italic"/>
    </style:style>
    <style:style style:name="Index" style:family="paragraph" style:parent-style-name="Standard" style:class="index">
      <style:paragraph-properties text:number-lines="false" text:line-number="0"/>
      <style:text-properties style:font-name="EB Garamond" fo:font-family="'EB Garamond'" fo:font-size="12pt" style:font-size-asian="12pt" style:language-asian="zxx" style:country-asian="none" style:font-name-complex="FreeSans" style:font-family-complex="FreeSans" style:font-family-generic-complex="swiss" style:language-complex="zxx" style:country-complex="none"/>
    </style:style>
    <style:style style:name="Heading_20_10" style:display-name="Heading 10" style:family="paragraph" style:parent-style-name="Heading" style:next-style-name="Text_20_body" style:default-outline-level="10"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9" style:display-name="Heading 9" style:family="paragraph" style:parent-style-name="Heading" style:next-style-name="Text_20_body" style:default-outline-level="9" style:class="text">
      <style:paragraph-properties fo:margin-top="0.106cm" fo:margin-bottom="0.106cm" style:contextual-spacing="false"/>
      <style:text-properties fo:font-size="9pt" fo:font-weight="bold" style:font-size-asian="9pt" style:font-weight-asian="bold" style:font-size-complex="9pt" style:font-weight-complex="bold"/>
    </style:style>
    <style:style style:name="Heading_20_8" style:display-name="Heading 8" style:family="paragraph" style:parent-style-name="Heading" style:next-style-name="Text_20_body" style:default-outline-level="8" style:class="text">
      <style:paragraph-properties fo:margin-top="0.106cm" fo:margin-bottom="0.106cm" style:contextual-spacing="false"/>
      <style:text-properties fo:font-size="10pt" fo:font-style="italic" fo:font-weight="bold" style:font-size-asian="10pt" style:font-style-asian="italic" style:font-weight-asian="bold" style:font-size-complex="10pt" style:font-style-complex="italic" style:font-weight-complex="bold"/>
    </style:style>
    <style:style style:name="Heading_20_7" style:display-name="Heading 7" style:family="paragraph" style:parent-style-name="Heading" style:next-style-name="Text_20_body" style:default-outline-level="7" style:class="text">
      <style:paragraph-properties fo:margin-top="0.106cm" fo:margin-bottom="0.106cm" style:contextual-spacing="false"/>
      <style:text-properties fo:font-size="10pt" fo:font-weight="bold" style:font-size-asian="10pt" style:font-weight-asian="bold" style:font-size-complex="10pt" style:font-weight-complex="bold"/>
    </style:style>
    <style:style style:name="Heading_20_6" style:display-name="Heading 6" style:family="paragraph" style:parent-style-name="Heading" style:next-style-name="Text_20_body" style:default-outline-level="6" style:class="text">
      <style:paragraph-properties fo:margin-top="0.106cm" fo:margin-bottom="0.106cm" style:contextual-spacing="false"/>
      <style:text-properties fo:font-size="12pt" fo:font-style="italic" fo:font-weight="bold" style:font-size-asian="12pt" style:font-style-asian="italic" style:font-weight-asian="bold" style:font-size-complex="12pt" style:font-style-complex="italic" style:font-weight-complex="bold"/>
    </style:style>
    <style:style style:name="Heading_20_5" style:display-name="Heading 5" style:family="paragraph" style:parent-style-name="Heading" style:next-style-name="Text_20_body" style:default-outline-level="5" style:class="text">
      <style:paragraph-properties fo:margin-top="0.212cm" fo:margin-bottom="0.106cm" style:contextual-spacing="false"/>
      <style:text-properties fo:font-size="12pt" fo:font-weight="bold" style:font-size-asian="12pt" style:font-weight-asian="bold" style:font-size-complex="12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Subtitle" style:family="paragraph" style:parent-style-name="Heading" style:next-style-name="Text_20_body" style:class="chapter">
      <style:paragraph-properties fo:margin-top="0.106cm" fo:margin-bottom="0.212cm" style:contextual-spacing="false" fo:text-align="center" style:justify-single-word="false"/>
      <style:text-properties fo:font-size="18pt" style:font-size-asian="18pt" style:font-size-complex="18pt"/>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Bibliography_20_1" style:display-name="Bibliography 1" style:family="paragraph" style:parent-style-name="Index" style:class="index" style:master-page-name="">
      <style:paragraph-properties fo:margin-left="1cm" fo:margin-right="0cm" fo:margin-top="0cm" fo:margin-bottom="0.101cm" style:contextual-spacing="false" fo:line-height="100%" fo:text-align="justify" style:justify-single-word="false" fo:text-indent="-1cm" style:auto-text-indent="false" style:page-number="auto">
        <style:tab-stops>
          <style:tab-stop style:position="16.002cm" style:type="right" style:leader-style="dotted" style:leader-text="."/>
        </style:tab-stops>
      </style:paragraph-properties>
      <style:text-properties style:font-name="Times New Roman" fo:font-family="'Times New Roman'" style:font-style-name="Regular" style:font-family-generic="roman"/>
    </style:style>
    <style:style style:name="Contents_20_1" style:display-name="Contents 1" style:family="paragraph" style:parent-style-name="Index" style:class="index" style:master-page-name="">
      <style:paragraph-properties fo:margin-left="0cm" fo:margin-right="0cm" fo:text-indent="0cm" style:auto-text-indent="false" style:page-number="auto">
        <style:tab-stops>
          <style:tab-stop style:position="16.002cm" style:type="right" style:leader-style="dotted" style:leader-text="."/>
        </style:tab-stops>
      </style:paragraph-properties>
      <style:text-properties fo:font-weight="normal"/>
    </style:style>
    <style:style style:name="Contents_20_3" style:display-name="Contents 3" style:family="paragraph" style:parent-style-name="Index" style:class="index">
      <style:paragraph-properties fo:margin-left="1cm" fo:margin-right="0cm" fo:text-indent="0cm" style:auto-text-indent="false">
        <style:tab-stops>
          <style:tab-stop style:position="15.002cm" style:type="right" style:leader-style="dotted" style:leader-text="."/>
        </style:tab-stops>
      </style:paragraph-properties>
    </style:style>
    <style:style style:name="Contents_20_2" style:display-name="Contents 2" style:family="paragraph" style:parent-style-name="Index" style:class="index">
      <style:paragraph-properties fo:margin-left="0.499cm" fo:margin-right="0cm" fo:text-indent="0cm" style:auto-text-indent="false">
        <style:tab-stops>
          <style:tab-stop style:position="15.503cm" style:type="right" style:leader-style="dotted" style:leader-text="."/>
        </style:tab-stops>
      </style:paragraph-properties>
    </style:style>
    <style:style style:name="Endnote" style:family="paragraph" style:parent-style-name="Standard" style:class="extra">
      <style:paragraph-properties fo:margin-left="0.6cm" fo:margin-right="0cm" fo:text-indent="-0.6cm" style:auto-text-indent="false" text:number-lines="false" text:line-number="0"/>
      <style:text-properties fo:font-size="10pt" style:font-size-asian="10pt" style:font-size-complex="10pt"/>
    </style:style>
    <style:style style:name="Figure" style:family="paragraph" style:parent-style-name="Caption" style:class="extra"/>
    <style:style style:name="Marginalia" style:family="paragraph" style:parent-style-name="Text_20_body" style:class="text">
      <style:paragraph-properties fo:margin-left="7.999cm" fo:margin-right="0cm" fo:text-align="start" style:justify-single-word="false" fo:text-indent="-0.499cm" style:auto-text-indent="false">
        <style:tab-stops/>
      </style:paragraph-properties>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2" style:display-name="Heading 2" style:family="paragraph" style:parent-style-name="Heading" style:next-style-name="Text_20_body" style:default-outline-level="2" style:class="text">
      <style:paragraph-properties fo:margin-top="0.15cm" fo:margin-bottom="0.61cm" style:contextual-spacing="false"/>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cm" fo:margin-bottom="0.21cm" style:contextual-spacing="false"/>
      <style:text-properties fo:font-size="18pt" fo:font-weight="bold" style:font-size-asian="18pt" style:font-weight-asian="bold" style:font-size-complex="18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First_20_line_20_indent" style:display-name="First line indent" style:family="paragraph" style:parent-style-name="Text_20_body" style:class="text" style:master-page-name="">
      <style:paragraph-properties fo:margin-left="0cm" fo:margin-right="0cm" fo:line-height="150%" style:register-true="false" fo:text-indent="1.499cm" style:auto-text-indent="false" style:page-number="auto"/>
    </style:style>
    <style:style style:name="Placeholder" style:family="text">
      <style:text-properties fo:font-variant="small-caps" fo:color="#ffffff" loext:opacity="100%" style:text-underline-style="dotted" style:text-underline-width="auto" style:text-underline-color="font-color" text:display="true"/>
    </style:style>
    <style:style style:name="Index_20_Link" style:display-name="Index Link" style:family="text"/>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499cm" fo:margin-bottom="2.499cm" fo:margin-left="2.499cm" fo:margin-right="2.499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dc:title>Hollywood projetou Cuba como sendo um "estado policialesco" para gays</dc:title>
    <dc:date>2023-04-18T14:06:44.062783183</dc:date>
    <dc:creator>Daniel Garcia</dc:creator>
    <meta:editing-duration>P0D</meta:editing-duration>
    <meta:editing-cycles>1</meta:editing-cycles>
    <meta:document-statistic meta:table-count="0" meta:image-count="0" meta:object-count="0" meta:paragraph-count="44" meta:word-count="1681" meta:character-count="10998" meta:non-whitespace-character-count="9340"/>
    <meta:generator>LibreOffice/7.5.1.2$Linux_X86_64 LibreOffice_project/50$Build-2</meta:generator>
    <meta:template xlink:type="simple" xlink:actuate="onRequest" xlink:title="" xlink:href="../cubabook.odm" meta:date="2023-04-18T14:08:43.635714652"/>
  </office:meta>
</office:document-meta>
</file>